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5000000DDD6DA7CE10C8FC4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75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1875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6.25in"/>
    </style:style>
    <style:style style:name="Table5.1" style:family="table-row">
      <style:table-row-properties style:min-row-height="0.2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2" style:family="table-row">
      <style:table-row-properties style:min-row-height="1.4417in" fo:keep-together="auto"/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P2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in" fo:margin-bottom="0in" loext:contextual-spacing="false" fo:line-height="100%" fo:break-before="auto" fo:break-aft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P9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P10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style:paragraph-properties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text-properties style:font-name="Calibri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7" style:family="paragraph" style:parent-style-name="Standard">
      <style:text-properties style:font-name="Calibri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8" style:family="paragraph" style:parent-style-name="Standard">
      <style:text-properties officeooo:paragraph-rsid="0018bccc"/>
    </style:style>
    <style:style style:name="P19" style:family="paragraph" style:parent-style-name="Text_20_body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18bccc" style:font-size-asian="16pt" style:font-weight-asian="bold" style:font-size-complex="16pt"/>
    </style:style>
    <style:style style:name="T3" style:family="text">
      <style:text-properties fo:font-size="16pt" fo:font-weight="bold" fo:background-color="#ffff00" loext:char-shading-value="0" style:font-size-asian="16pt" style:font-weight-asian="bold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8bccc" style:font-size-asian="12pt" style:font-weight-asian="bold" style:font-size-complex="12pt"/>
    </style:style>
    <style:style style:name="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18bccc" style:font-size-asian="11pt" style:font-weight-asian="bold" style:font-size-complex="11pt"/>
    </style:style>
    <style:style style:name="T9" style:family="text">
      <style:text-properties fo:font-size="11pt" fo:font-weight="bold" fo:background-color="#ffff00" loext:char-shading-value="0" style:font-size-asian="11pt" style:font-weight-asian="bold" style:font-size-complex="11pt"/>
    </style:style>
    <style:style style:name="T10" style:family="text">
      <style:text-properties style:font-name="Calibri" fo:font-size="11pt" fo:font-weight="bold" officeooo:rsid="0018bccc" style:font-name-asian="Calibri1" style:font-size-asian="11pt" style:font-weight-asian="bold" style:font-name-complex="Calibri1" style:font-size-complex="11pt"/>
    </style:style>
    <style:style style:name="T11" style:family="text">
      <style:text-properties officeooo:rsid="0018bccc"/>
    </style:style>
    <style:style style:name="T12" style:family="text">
      <style:text-properties officeooo:rsid="0018effa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6">KOMUNIKASI DATA</text:p>
          </table:table-cell>
          <table:table-cell table:style-name="Table1.C1" office:value-type="string">
            <text:p text:style-name="P10">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19">TE201417</text:p>
          </table:table-cell>
          <table:table-cell table:style-name="Table1.C8" table:number-rows-spanned="7" office:value-type="string">
            <text:p text:style-name="P10">1.</text:p>
            <text:p text:style-name="P10">2.</text:p>
            <text:p text:style-name="P10">3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8"><text:span text:style-name="T10">IV / 2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6">25 <text:span text:style-name="T12">MARET 2022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7">60 MENI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0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0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0"/>
          </table:table-cell>
          <table:covered-table-cell/>
        </table:table-row>
      </table:table>
      <text:p text:style-name="P11"><text:bookmark text:name="_heading=h.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NAMA MATA KULIAH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KODE MATA KULIAH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SEMESTER/ SKS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TANGGAL UJIAN 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WAKTU UJIAN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RUANG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JENIS UJIAN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DOSEN PENGAMPU</text:p>
          </table:table-cell>
          <table:table-cell table:style-name="Table2.A1" office:value-type="string">
            <text:p text:style-name="P10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NO.</text:p>
          </table:table-cell>
          <table:table-cell table:style-name="Table5.A1" office:value-type="string">
            <text:p text:style-name="P10">CAPAIAN PEMBELAJARAN MATA KULIAH (CPMK)</text:p>
          </table:table-cell>
        </table:table-row>
        <table:table-row table:style-name="Table5.2">
          <table:table-cell table:style-name="Table5.A2" office:value-type="string">
            <text:p text:style-name="P10">1</text:p>
            <text:p text:style-name="P10">2</text:p>
            <text:p text:style-name="P10">3</text:p>
          </table:table-cell>
          <table:table-cell table:style-name="Table5.A1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7465in" fo:margin-top="0in" fo:margin-bottom="0in" fo:break-before="auto" fo:break-after="auto" table:align="center" style:writing-mode="lr-tb"/>
    </style:style>
    <style:style style:name="Table3.A" style:family="table-column">
      <style:table-column-properties style:column-width="1.5083in"/>
    </style:style>
    <style:style style:name="Table3.B" style:family="table-column">
      <style:table-column-properties style:column-width="3.2382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1924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4" style:family="table">
      <style:table-properties style:width="6.7465in" fo:margin-top="0in" fo:margin-bottom="0in" fo:break-before="auto" fo:break-after="auto" table:align="center" style:writing-mode="lr-tb"/>
    </style:style>
    <style:style style:name="Table4.A" style:family="table-column">
      <style:table-column-properties style:column-width="1.5083in"/>
    </style:style>
    <style:style style:name="Table4.B" style:family="table-column">
      <style:table-column-properties style:column-width="2.9882in"/>
    </style:style>
    <style:style style:name="Table4.C" style:family="table-column">
      <style:table-column-properties style:column-width="0.8118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1.0583in"/>
    </style:style>
    <style:style style:name="Table4.1" style:family="table-row">
      <style:table-row-properties style:min-row-height="0.013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MP3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MP7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M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6pt" fo:font-weight="bold" officeooo:rsid="0018bccc" style:font-size-asian="16pt" style:font-weight-asian="bold" style:font-size-complex="16pt"/>
    </style:style>
    <style:style style:name="MT2" style:family="text">
      <style:text-properties fo:font-size="12pt" fo:font-weight="bold" style:font-size-asian="12pt" style:font-weight-asian="bold" style:font-size-complex="12pt"/>
    </style:style>
    <style:style style:name="MT3" style:family="text">
      <style:text-properties fo:font-size="12pt" fo:font-weight="bold" officeooo:rsid="0018bccc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18bccc" style:font-size-asian="11pt" style:font-weight-asian="bold" style:font-size-complex="11pt"/>
    </style:style>
    <style:style style:name="MT6" style:family="text">
      <style:text-properties officeooo:rsid="0018bccc"/>
    </style:style>
    <style:style style:name="MT7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0.9146in" svg:height="0.5929in" draw:z-index="0"><draw:image xlink:href="Pictures/1000020100000155000000DDD6DA7CE10C8FC411.png" xlink:type="simple" xlink:show="embed" xlink:actuate="onLoad" loext:mime-type="image/png"/></draw:frame></text:p>
            </table:table-cell>
            <table:table-cell table:style-name="Table3.A1" table:number-rows-spanned="4" office:value-type="string">
              <text:p text:style-name="MP4"><text:span text:style-name="MT1">KUIS 1</text:span></text:p>
              <text:p text:style-name="MP4"><text:span text:style-name="MT2">PROGRAM STUDI </text:span><text:span text:style-name="MT3">TEKNIK ELEKTRO</text:span></text:p>
              <text:p text:style-name="MP4"><text:span text:style-name="MT4">Sem</text:span><text:span text:style-name="MT5">e</text:span><text:span text:style-name="MT4">ster </text:span><text:span text:style-name="MT5">Genap </text:span><text:span text:style-name="MT4">Tahun </text:span><text:span text:style-name="MT5">A</text:span><text:span text:style-name="MT4">jaran </text:span><text:span text:style-name="MT5">2021-2022</text:span></text:p>
            </table:table-cell>
            <table:table-cell table:style-name="Table3.C1" office:value-type="string">
              <text:p text:style-name="MP5">No. Dok.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6"/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5">Tgl. Terbit</text:p>
            </table:table-cell>
            <table:table-cell table:style-name="Table3.D1" office:value-type="string">
              <text:p text:style-name="MP5">: </text:p>
            </table:table-cell>
            <table:table-cell table:style-name="Table3.E1" office:value-type="string">
              <text:p text:style-name="MP5"><text:span text:style-name="MT6">25</text:span>/<text:span text:style-name="MT6">03</text:span>/<text:span text:style-name="MT6">2022</text:span>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7">No. Revisi 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0<text:span text:style-name="MT6">`</text:span>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5">Hal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0.9146in" svg:height="0.5929in" draw:z-index="0"><draw:image xlink:href="Pictures/1000020100000155000000DDD6DA7CE10C8FC411.png" xlink:type="simple" xlink:show="embed" xlink:actuate="onLoad" loext:mime-type="image/png"/></draw:frame></text:p>
            </table:table-cell>
            <table:table-cell table:style-name="Table4.A1" table:number-rows-spanned="4" office:value-type="string">
              <text:p text:style-name="MP8">SILABUS</text:p>
              <text:p text:style-name="MP4"><text:span text:style-name="MT2">PROGRAM STUDI </text:span><text:span text:style-name="MT7">XXXXX</text:span></text:p>
              <text:p text:style-name="MP9">Tahun ajaran 2020 - 2025</text:p>
            </table:table-cell>
            <table:table-cell table:style-name="Table4.C1" office:value-type="string">
              <text:p text:style-name="MP5">No. Dok.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6"/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5">Tgl. Terbit</text:p>
            </table:table-cell>
            <table:table-cell table:style-name="Table4.D1" office:value-type="string">
              <text:p text:style-name="MP5">: </text:p>
            </table:table-cell>
            <table:table-cell table:style-name="Table4.E1" office:value-type="string">
              <text:p text:style-name="MP5">dd/mm/yyyy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7">No. Revisi 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00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5">Hal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1/2</text:p>
            </table:table-cell>
          </table:table-row>
        </table:table>
        <text:p text:style-name="MP2"/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0T08:41:00</meta:creation-date>
    <meta:initial-creator>GUSTI UNT</meta:initial-creator>
    <meta:generator>LibreOffice/6.4.7.2$Linux_X86_64 LibreOffice_project/40$Build-2</meta:generator>
    <dc:date>2022-03-25T10:57:41.045305227</dc:date>
    <dc:creator>Mifta Nur Farid</dc:creator>
    <meta:editing-duration>PT3M1S</meta:editing-duration>
    <meta:editing-cycles>2</meta:editing-cycles>
    <meta:document-statistic meta:table-count="5" meta:image-count="2" meta:object-count="0" meta:page-count="1" meta:paragraph-count="60" meta:word-count="109" meta:character-count="560" meta:non-whitespace-character-count="503"/>
  </office:meta>
</office:document-meta>
</file>